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8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9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0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6171b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Normal">
      <style:text-properties fo:language="en" fo:country="US" text:display="none"/>
    </style:style>
    <style:style style:name="P16" style:family="paragraph" style:parent-style-name="Normal">
      <style:paragraph-properties fo:break-before="page"/>
    </style:style>
    <style:style style:name="P17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18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9" style:family="paragraph" style:parent-style-name="Heading_20_3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785ec" style:font-size-asian="14pt" style:font-size-complex="14pt"/>
    </style:style>
    <style:style style:name="T11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Default_20_Paragraph_20_Font"><text:span text:style-name="T9">JavaScript cheatsheet – v3.4.</text:span></text:span><text:span text:style-name="Default_20_Paragraph_20_Font"><text:span text:style-name="T10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1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19" text:outline-level="3">element.dataset &amp; data-* attributes</text:h>
          </table:table-cell>
          <table:table-cell table:style-name="Table1.C1" office:value-type="string">
            <text:h text:style-name="P18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3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6"/>
            <text:p text:style-name="P3">hasItem:</text:p>
            <text:p text:style-name="P6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6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6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3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3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3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3">remove:</text:p>
            <text:p text:style-name="P6">element.removeAttribute("data-name");</text:p>
            <text:p text:style-name="P6"/>
            <text:p text:style-name="P3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/>
            <text:p text:style-name="P6">IE10+11 compatible</text:p>
            <text:p text:style-name="P6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3">Int8Array();</text:p>
            <text:p text:style-name="P6">-128 to 127, 1 byte, int8_t</text:p>
            <text:p text:style-name="P3">Uint8Array();</text:p>
            <text:p text:style-name="P6">0 to 255, 1 byte, uint8_t</text:p>
            <text:p text:style-name="Standard"><text:span text:style-name="Default_20_Paragraph_20_Font"><text:span text:style-name="T3">Uint8ClampedArray(); - not in IE10-11</text:span></text:span></text:p>
            <text:p text:style-name="P6">0 to 255, 1 byte, uint8_t</text:p>
            <text:p text:style-name="P3">Int16Array();</text:p>
            <text:p text:style-name="P6">-32768 to 32767, 2 byte, int16_t</text:p>
            <text:p text:style-name="P3">Uint16Array();</text:p>
            <text:p text:style-name="P6">0 to 65535, 2 byte, uint16_t</text:p>
            <text:p text:style-name="P3">Int32Array();</text:p>
            <text:p text:style-name="P6">-2147483648 to 2147483647, 4 byte, int32_t</text:p>
            <text:p text:style-name="P3">Uint32Array();</text:p>
            <text:p text:style-name="P6">0 to 4294967295, 4 byte, uint32_t</text:p>
            <text:p text:style-name="P3">BigInt64Array(); - not in IE10-11</text:p>
            <text:p text:style-name="P6">-2**63 to 2**63-1, 8 byte, int64_t</text:p>
            <text:p text:style-name="P3">BigUint64Array(); - not in IE10-11</text:p>
            <text:p text:style-name="P6">0 to 2**64-1, 8 byte, uint64_t</text:p>
            <text:p text:style-name="P3">Float32Array();</text:p>
            <text:p text:style-name="P6">1.2x10-38 to 3.4x1038, 4 byte, float</text:p>
            <text:p text:style-name="P3">Float64Array();</text:p>
            <text:p text:style-name="P6">5.0x10-324 to 1.8x10308, 8 byte, d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3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13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12"><text:span text:style-name="Source_20_Text"><text:span text:style-name="T4">target.dispatchEvent(&lt;event&gt;);</text:span></text:span></text:p>
            <text:p text:style-name="P12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5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4">IE10+IE11 don't have support for classList on SVG or MathML elements.</text:span></text:span></text:p>
            <text:p text:style-name="P6"/>
            <text:p text:style-name="P3">element.classList.add(String[,String]);</text:p>
            <text:p text:style-name="P6">IE10+11: yes (except the multiple arguments)</text:p>
            <text:p text:style-name="P9"/>
            <text:p text:style-name="P3">element.classList.remove(String[,String]);</text:p>
            <text:p text:style-name="P7">IE10+11: yes (except the multiple arguments)</text:p>
            <text:p text:style-name="P7">- Removing a class that does not exist, does NOT throw an error.</text:p>
            <text:p text:style-name="P6"/>
            <text:p text:style-name="P3">element.classList.contains(String);</text:p>
            <text:p text:style-name="P6">IE10+11: yes</text:p>
            <text:p text:style-name="P9"/>
            <text:p text:style-name="P3">element.classList.toggle(String[,force]);</text:p>
            <text:p text:style-name="P7">IE10+11: yes (except the second argument)</text:p>
            <text:p text:style-name="P7">- When only one argument is present: Toggle class value; if class exists then remove it and return false, if not, then add it and return true.</text:p>
            <text:p text:style-name="P7">- When a second argument is present: If the second argument evaluates to true, add specified class value, and if it evaluates to false, remove it.</text:p>
            <text:p text:style-name="P6"/>
            <text:p text:style-name="P3">element.classList.item(Number);</text:p>
            <text:p text:style-name="P6">IE10+11: yes</text:p>
            <text:p text:style-name="P6"/>
            <text:p text:style-name="P3">element.classList.length;</text:p>
            <text:p text:style-name="P6">IE10+11: yes</text:p>
            <text:p text:style-name="P9"/>
            <text:p text:style-name="P3">element.classList.replace(oldClass, newClass);</text:p>
            <text:p text:style-name="P7">IE10+11: No and the method isn't compatible with the Safari and mobile browsers too.</text:p>
            <text:p text:style-name="P9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3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3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6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6"/>
            <text:p text:style-name="P3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9">// -&gt; "{\"a\":1,\"b\":\"2\",\"c\":true}"</text:p>
            <text:p text:style-name="P9"/>
            <text:p text:style-name="P6">JSON.stringify( [1, 2, 3, 4, 5] );</text:p>
            <text:p text:style-name="P9">// -&gt; "[1,2,3,4,5]"</text:p>
            <text:p text:style-name="P9"/>
            <text:p text:style-name="P3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9">// -&gt; Object { a: 1, b: "2", c: true }</text:p>
            <text:p text:style-name="P9"/>
            <text:p text:style-name="P6">JSON.parse(JSON.stringify( [1, 2, 3, 4, 5] ));</text:p>
            <text:p text:style-name="P9">// -&gt; Array(5) [ 1, 2, 3, 4, 5 ]</text:p>
            <text:p text:style-name="P9"/>
          </table:table-cell>
        </table:table-row>
      </table:table>
      <text:p text:style-name="P14"/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4">BigInt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4">IE9: XML support</text:span></text:span></text:p>
            <text:p text:style-name="P12"><text:span text:style-name="Source_20_Text"><text:span text:style-name="T4">IE10+IE11: XML, SVG and HTML support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6"/>
          </table:table-cell>
          <table:table-cell table:style-name="Table3.B4" table:number-rows-spanned="3" office:value-type="string">
            <text:p text:style-name="P6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6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6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6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6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6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6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6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5">DOMParser sample function</text:p>
          </table:table-cell>
          <table:covered-table-cell/>
        </table:table-row>
        <table:table-row>
          <table:table-cell table:style-name="Table3.A4" office:value-type="string">
            <text:p text:style-name="P8"/>
            <text:p text:style-name="P8">function parseHTML (str) {</text:p>
            <text:p text:style-name="P8"><text:s text:c="2"/>return Array.from(</text:p>
            <text:p text:style-name="P8"><text:s text:c="4"/>(new DOMParser())</text:p>
            <text:p text:style-name="P8"><text:s text:c="6"/>.parseFromString(str, "text/html")</text:p>
            <text:p text:style-name="P8"><text:s text:c="6"/>.childNodes[0]</text:p>
            <text:p text:style-name="P8"><text:s text:c="6"/>.childNodes[1]</text:p>
            <text:p text:style-name="P8"><text:s text:c="6"/>.childNodes</text:p>
            <text:p text:style-name="P8"><text:s text:c="2"/>);</text:p>
            <text:p text:style-name="P8">}</text:p>
            <text:p text:style-name="P8"/>
            <text:p text:style-name="P8">parseHTML(</text:p>
            <text:p text:style-name="P8"><text:s text:c="2"/>"&lt;div&gt;1&lt;p&gt;2&lt;/p&gt;&lt;p&gt;3&lt;/p&gt;&lt;/div&gt;"</text:p>
            <text:p text:style-name="P8"><text:s text:c="2"/>+ "&lt;div&gt;4&lt;p&gt;5&lt;/p&gt;&lt;p&gt;6&lt;/p&gt;&lt;/div&gt;"</text:p>
            <text:p text:style-name="P8"><text:s text:c="2"/>+ "&lt;div&gt;7&lt;/div&gt;"</text:p>
            <text:p text:style-name="P8"><text:s text:c="2"/>+ "&lt;p&gt;8&lt;/p&gt;"</text:p>
            <text:p text:style-name="P8">);</text:p>
            <text:p text:style-name="P10">// -&gt; Array(4) [ div, div, div, p ]</text:p>
            <text:p text:style-name="P10">// Tested in IE11, Edge, Firefox and Chrome.</text:p>
            <text:p text:style-name="P8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3</text:page-number></text:span></text:span><text:span text:style-name="Default_20_Paragraph_20_Font"><text:span text:style-name="MT1"><text:s/>/ </text:span></text:span><text:span text:style-name="Default_20_Paragraph_20_Fon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Czigler, Ferenc</meta:initial-creator>
    <meta:creation-date>2018-01-01T17:18:00Z</meta:creation-date>
    <dc:date>2019-12-12T13:05:58.449000000</dc:date>
    <meta:print-date>2019-10-25T15:04:00Z</meta:print-date>
    <meta:editing-cycles>216</meta:editing-cycles>
    <meta:editing-duration>PT12H1M35S</meta:editing-duration>
    <meta:document-statistic meta:table-count="3" meta:image-count="0" meta:object-count="0" meta:page-count="3" meta:paragraph-count="192" meta:word-count="709" meta:character-count="5811" meta:non-whitespace-character-count="5214"/>
    <meta:template xlink:type="simple" xlink:actuate="onRequest" xlink:title="" xlink:href="../js-cheatsheet2.odt/Normal.dotm"/>
  </office:meta>
</office:document-meta>
</file>